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4" style:family="table-row">
      <style:table-row-properties style:min-row-height="0.05in"/>
    </style:style>
    <style:style style:name="Table3" style:family="table">
      <style:table-properties style:width="6.6924in" fo:break-before="page" table:align="margins"/>
    </style:style>
    <style:style style:name="Table3.A" style:family="table-column">
      <style:table-column-properties style:column-width="4.4375in" style:rel-column-width="43451*"/>
    </style:style>
    <style:style style:name="Table3.B" style:family="table-column">
      <style:table-column-properties style:column-width="2.2549in" style:rel-column-width="2208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0.5in" fo:margin-right="0in" fo:text-indent="0in"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3">
      <style:text-properties style:font-name="Bitstream Vera Sans3"/>
    </style:style>
    <style:style style:name="P22" style:family="paragraph" style:parent-style-name="Text_20_body" style:list-style-name="L3">
      <style:text-properties style:font-name="Bitstream Vera Sans3" fo:font-style="normal" style:font-style-asian="normal" style:font-style-complex="normal"/>
    </style:style>
    <style:style style:name="P23" style:family="paragraph" style:parent-style-name="Text_20_body">
      <style:paragraph-properties fo:text-align="start" style:justify-single-word="false"/>
      <style:text-properties style:font-name="Bitstream Vera Sans3"/>
    </style:style>
    <style:style style:name="P24" style:family="paragraph" style:parent-style-name="Text_20_body" style:list-style-name="L4">
      <style:paragraph-properties fo:text-align="start" style:justify-single-word="false"/>
      <style:text-properties style:font-name="Bitstream Vera Sans3" fo:font-style="italic" style:font-style-asian="italic" style:font-style-complex="italic"/>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style:font-name="Bitstream Vera Sans3" fo:font-style="normal" style:font-style-asian="normal" style:font-style-complex="normal"/>
    </style:style>
    <style:style style:name="P27" style:family="paragraph" style:parent-style-name="Heading_20_2">
      <style:text-properties fo:font-style="italic" style:font-style-asian="italic" style:font-style-complex="italic"/>
    </style:style>
    <style:style style:name="P28" style:family="paragraph" style:parent-style-name="Text_20_body">
      <style:text-properties fo:font-style="italic" style:font-style-asian="italic" style:font-style-complex="italic"/>
    </style:style>
    <style:style style:name="P29" style:family="paragraph" style:parent-style-name="Text_20_body" style:list-style-name="Numbering_20_1"/>
    <style:style style:name="P30" style:family="paragraph" style:parent-style-name="Text_20_body" style:list-style-name="L5">
      <style:text-properties fo:font-style="italic" style:font-style-asian="italic" style:font-style-complex="italic"/>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list-style-name="L6">
      <style:text-properties style:font-name="Bitstream Vera Sans3"/>
    </style:style>
    <style:style style:name="P33" style:family="paragraph" style:parent-style-name="Text_20_body" style:list-style-name="L7">
      <style:text-properties style:font-name="Bitstream Vera Sans3"/>
    </style:style>
    <style:style style:name="P34" style:family="paragraph" style:parent-style-name="Text_20_body" style:list-style-name="L8">
      <style:text-properties style:font-name="Bitstream Vera Sans3"/>
    </style:style>
    <style:style style:name="P35"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36" style:family="paragraph" style:parent-style-name="Text_20_body" style:list-style-name="L9">
      <style:text-properties style:font-name="Bitstream Vera Sans3"/>
    </style:style>
    <style:style style:name="P37"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8"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style:font-name="Bitstream Vera Sans3"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italic" style:text-underline-style="none"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0">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Benutzeroberfläche beinhaltet außer der üblichen Funktionalität eines Editors auch den Debugger und interagiert mit den Entwicklungswerkzeugen</text:p>
          </table:table-cell>
          <table:covered-table-cell/>
        </table:table-row>
        <table:table-row>
          <table:table-cell table:style-name="Table3.A2" office:value-type="string">
            <text:p text:style-name="P20">Codeübersetzung</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Codeübersetzung setzt die Fertigstellung des Compilers und der restlichen Entwicklungswerkzeugen voraus und stellt eines der technisch anspruchsvollsten Aufgaben des Compilers dar.</text:p>
          </table:table-cell>
          <table:covered-table-cell/>
        </table:table-row>
        <table:table-row>
          <table:table-cell table:style-name="Table3.A2" office:value-type="string">
            <text:p text:style-name="P20">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Eine Erstversion des Brainfuck Studio ist gegeben, wenn die Benutzeroberfläche, die Entwicklungsumgebung und deren Interaktion fertiggstellt wurden.</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Die Erstversion muss sorgfältig getestet und gefunde Fehler behoben werd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beschreibung</text:h>
      <text:p text:style-name="P12">Brainfuck Studio setzt sich aus den folgenden logischen Programmkomponenten zusammen:</text:p>
      <text:list text:style-name="L3">
        <text:list-item>
          <text:p text:style-name="P21">Benutzeroberfläche mit graphischem Debugger</text:p>
        </text:list-item>
        <text:list-item>
          <text:p text:style-name="P21">Compiler</text:p>
        </text:list-item>
        <text:list-item>
          <text:p text:style-name="P22">Parser</text:p>
        </text:list-item>
      </text:list>
      <text:h text:style-name="Heading_20_2" text:outline-level="2">Benutzeroberfläche</text:h>
      <text:p text:style-name="P23">Die Benutzeroberfläche bzw. die Graphical User Interface (GUI) stellt die Editorkomponente von Brainfuck Studio dar. Sie ist ein prinzipiell ein Texteditor, der die gewohnte Grundfunktionalität mit weiteren Funktionen, die speziellen auf das Erstellen von Brainfuck-Code angepasst sind, erweitert. Da die Benutzeroberfläche die Schnittstelle zwischen Mensch und Maschine ist, ist es notwendig, das menschliche Gewohnheitsbedürfnis durch intuitive und ergonomische Bedienung zu befriedigen, d. h. die Schnittstelle benutzerfreundlich gestaltet. Das wird durch die Einhaltung des EN ISO 9241 – 10 (siehe Punkt 7.1) Standards erreicht, der die Erstellung von ergonomischen und einfach zu bedienenden Benutzeroberflächen und Dialogen definiert.</text:p>
      <text:p text:style-name="P23">Zur Grundfunktionalität des Brainfuck Studio Texteditors gehören neben dem öffnen, speichern und schließen von Dateien auch Textverarbeitungsfunktionen, d. h. Einfügen, Löschen, Kopieren und Ausschneiden sowie die Möglichkeit zum Suchen und Ersetzen von Textfragmenten.</text:p>
      <text:p text:style-name="P23">Die erweiterte Funktionalität des Texteditors die von Brainfuck Studio bereitgestellt wird, lässt sich in</text:p>
      <text:list text:style-name="L4">
        <text:list-item>
          <text:p text:style-name="P24">Maßnahmen für das Zurechtfinden im Code</text:p>
        </text:list-item>
        <text:list-item>
          <text:p text:style-name="P24">Aufruf von Entwicklungswerkzeugen und Anzeige von deren Ergebnisse</text:p>
        </text:list-item>
        <text:list-item>
          <text:p text:style-name="P24">Unterstützung zur Evaluierung und Fehlersuche</text:p>
        </text:list-item>
      </text:list>
      <text:p text:style-name="P23">gliedern.</text:p>
      <text:p text:style-name="P25"><text:span text:style-name="T2">Mit „</text:span><text:span text:style-name="T4">Maßnahmen für das Zurechtfinden im Code</text:span><text:span text:style-name="T2">“ ist im wesentlichen das Syntax-Highlighting gemeint, aber wir behalten uns die Möglichkeiten für weitere Maßnahmen vor. Aufgabe des Syntax-Highlighters ist es, zwischen Kommentaren und den einzelnen Brainfuck-Kommandos zu unterscheiden. Die Darstellung der erkannten Zeichen kann der Benutzer selber festlegen, aber per Default Einstellung sollen Kommentare kursiv und grau dargestellt werden und Brainfuck-Kommandos fett und schwarz.</text:span></text:p>
      <text:p text:style-name="P23">Der „<text:span text:style-name="T5">Aufruf von Entwicklungswerkzeugen und Anzeige von deren Ergebnisse</text:span><text:span text:style-name="T6">“ unterstützt den Programmierer insofern, als dass er nicht aus Brainfuck Studio aussteigen muss um den erstellten Code zu kompilieren und zu interpretieren. Im Prinzip ist es eine Sache der Bequemlichkeit und Komfortabilität, die aber in keiner modernen Entwicklungsumgebung fehlen darf. Aus diesem Grund kann der erstellte Brainfuck-Code direkt aus Brainfuck Studio heraus kompiliert werden. Die Ergebnisse des Kompiliervorganges werden im unteren Bereich im Tab „Compiler“ angezeigt (siehe Screenshot, Punkt 7.2.1).</text:span></text:p>
      <text:p text:style-name="P26">Die „<text:span text:style-name="T5">Unterstützung zur Evaluierung und Fehlersuche</text:span><text:span text:style-name="T6">“ besteht hauptsächlich aus dem Debugger. Der Debugger, der in einem Tab im unteren Bereich des Bildschirms aufgefunden werden kann (siehe Screenshot, Punkt 7.2.1), ist in seiner ersten Version als Tabelle konzipiert, die den Index aller bereits beschriebenen Arrayfelder sowie deren numerischen Wert anzeigt.</text:span></text:p>
      <text:p text:style-name="P23">Die graphische Benutzeroberfläche von Brainfuck Studio baut auf das Qt Toolkit in der Version 4.1 auf. Qt ist eine von der Firma Trolltech entwickelte Klassenbibliothek für die plattformübergreifende Programmierung graphischer Benutzeroberflächen unter C++ und ist sehr weit verbreitet. Qt untersteht einem Dual-Licensing System, d. h. in diesem Fall, dass es steht unter einer einer mit der GNU Public License (GPL) kompatiblen Open-Source Lizenz, der Q Public License (QPL), sofern das Programm, das es benutzt, ebenfalls unter einer Open-Source Lizenz veröffentlicht wird, so wie Brainfuck Studio.</text:p>
      <text:h text:style-name="Heading_20_2" text:outline-level="2">Compiler</text:h>
      <text:p text:style-name="Text_20_body"/>
      <text:h text:style-name="P27" text:outline-level="2">Parser</text:h>
      <text:h text:style-name="Heading_20_1" text:outline-level="1">UML-Diagramm – Posch</text:h>
      <text:p text:style-name="P28">[Das UML-Klassendiagramm setzt sich zusammen aus dem Klassendiagramm der Brainfuck Werkzeuge und dem Klassendiagramm, das aus dem User Interface generiert werden kann.]</text:p>
      <text:h text:style-name="Heading_20_1" text:outline-level="1">Oberfläche – Moser, Kragl</text:h>
      <text:h text:style-name="Heading_20_2" text:outline-level="2">EN ISO 9241 – 10: Grundsätze der Dialoggestaltung</text:h>
      <text:list text:style-name="Numbering_20_1">
        <text:list-item>
          <text:p text:style-name="P29"><text:span text:style-name="T7">Aufgabenangemessenheit</text:span><text:line-break/><text:line-break/>"Ein Dialog ist aufgabenangemessen, wenn er den Benutzer unterstützt, <text:line-break/>seine Arbeitsaufgbe effektiv und effizient zu erledigen." <text:line-break/></text:p>
        </text:list-item>
        <text:list-item>
          <text:p text:style-name="P2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9"><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P28">[Screenshot und Beschreibung des Hauptfensters]</text:p>
      <text:h text:style-name="Heading_20_3" text:outline-level="3">Einstellungsdialog</text:h>
      <text:p text:style-name="P28">[Screenshot des Einstellungsdialogs und Beschreibung der Optionen aus Benutzersicht und deren technische Realisierung (zB: „Option O bewirkt aus Benutzersicht folgendes: ... Realisierung: Die Eigenschaften der Klasse XY werden durch Aufruf der Methode setSomething() geändert“)]</text:p>
      <text:h text:style-name="Heading_20_2" text:outline-level="2">Menüleiste</text:h>
      <text:list text:style-name="L5">
        <text:list-item>
          <text:p text:style-name="P30">File</text:p>
          <text:list>
            <text:list-item>
              <text:p text:style-name="P30">New<text:line-break/><text:span text:style-name="T6">Öffnet eine neue, leere und unbenannte Textfläche zum Eingeben und Editieren von Brainfuck-Code.<text:line-break/><text:tab/>Shortcut:<text:tab/>Strg + N<text:line-break/><text:tab/>Mnemonic:<text:tab/>N</text:span></text:p>
            </text:list-item>
            <text:list-item>
              <text:p text:style-name="P30">Open<text:line-break/><text:span text:style-name="T8">Öffnet einen Dialog, in dem der Benutzer duch sein Dateisystem navigieren und eine vorhandene Brainfuck-Code-Datei öffnen kann.<text:line-break/><text:tab/>Shortcut:<text:tab/>Strg + O<text:line-break/><text:tab/>Mnemonic:<text:tab/>O</text:span></text:p>
            </text:list-item>
            <text:list-item>
              <text:p text:style-name="P30">Open Recent<text:line-break/><text:span text:style-name="T6">Hierbei handelt es sich um ein Liste, welches die letzten 5 geöffneten Code-Dateien enthält, da bei diesen die Wahrscheinlichkeit am höchsten ist, dass sie wieder gebraucht werden und so schneller gefunden werden können.<text:line-break/>Diese Liste muss manuell im Code verwaltet werden, d.h. die letzten 5 geöffneten Dateien und deren Speicherort protokollieren.</text:span></text:p>
            </text:list-item>
            <text:list-item>
              <text:p text:style-name="P30">Save<text:line-break/><text:span text:style-name="T6">Bei einer schon vorhandenen Datei werden die Änderungen übernommen, d.h. die Datei überschrieben.<text:line-break/>Falls es sich um neuen Code handelt, d.h. noch keine Datei vorhanden ist, öffnet sich ein Dialog, in dem der Benutzer duch sein Dateisystem navigieren und an einer Stelle, an der er Schreibrechte hat, die Code-Datei anlegen kann.<text:line-break/>Dies bezieht sich nur auf die aktuell fokusierte Datei.<text:line-break/><text:tab/>Shortcut:<text:tab/>Strg + S<text:line-break/><text:tab/>Mnemonic:<text:tab/>S</text:span></text:p>
            </text:list-item>
            <text:list-item>
              <text:p text:style-name="P30">Save As...<text:line-break/><text:span text:style-name="T6">Öffnet auch bei einer schon vorhandenen Datei einen Dialog, in dem der Benutzer duch sein Dateisystem navigieren und an einer Stelle, an der er Schreibrechte hat, die Code-Datei anlegen kann.<text:line-break/>Dies bezieht sich nur auf die aktuelle fokusierte Datei.</text:span></text:p>
            </text:list-item>
            <text:list-item>
              <text:p text:style-name="P30">Save All<text:line-break/><text:span text:style-name="T6">Bei allen momentan geöffneten Dateien <text:s/>werden die Änderungen übernommen, d.h. die Dateien überschrieben.<text:line-break/>Falls es sich um neue Codes handelt, d.h. noch keine Dateien vorhanden ist, öffnet sich ein Dialog, in dem der Benutzer duch sein Dateisystem navigieren und an einer Stelle, an der er Schreibrechte hat, die Code-Dateien anlegen kann.</text:span></text:p>
            </text:list-item>
            <text:list-item>
              <text:p text:style-name="P30">Print</text:p>
            </text:list-item>
            <text:list-item>
              <text:p text:style-name="P30">Close<text:line-break/><text:span text:style-name="T6">Schließt die aktuell fokusierte Code-Datei. Falls an diesem Code noch nicht gespeicherte Änderungen vorgenommen wurden, wird der Benutzer in einem Dialog darauf aufmerksam gemacht. An dieser Stelle kann der Benutzer das Schließen nochmal abbrechen, die Änderungen speichern oder ignorieren.</text:span></text:p>
            </text:list-item>
            <text:list-item>
              <text:p text:style-name="P30">Close All<text:line-break/><text:span text:style-name="T6">Schließt alle momentan geöffneten Code-Dateien.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0">Close All Others<text:line-break/><text:span text:style-name="T6">Schließt alle momentan geöffneten Code-Dateien, außer die aktuell fokusierte.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0">Exit<text:line-break/><text:span text:style-name="T6">Schließt das Brainfuck Studio mit einer vorherigen Warung auf eventuell nicht gesicherte Codes.</text:span></text:p>
            </text:list-item>
          </text:list>
        </text:list-item>
        <text:list-item>
          <text:p text:style-name="P30">Edit<text:line-break/><text:span text:style-name="T6">Hier beziehen sich alle Punkte, bis auf </text:span>Settings<text:span text:style-name="T6">, auf den aktuell fokusierten Code.</text:span></text:p>
          <text:list>
            <text:list-item>
              <text:p text:style-name="P30">Undo<text:line-break/><text:span text:style-name="T6">In einem stackartig organisierten Objekt werden alle Editierschritte mitprotokolliert. Mittels Undo kann eine Editierstufe rückgängig gemacht werden.</text:span></text:p>
            </text:list-item>
            <text:list-item>
              <text:p text:style-name="P30">Redo<text:line-break/><text:span text:style-name="T6">Es wird, falls möglich, um einen Editierschritt vorgesprungen, was soviel bedautet, dass rückgängig gemachte Editierschritte wieder hergestellt werden.</text:span></text:p>
            </text:list-item>
            <text:list-item>
              <text:p text:style-name="P30">Cut<text:line-break/><text:span text:style-name="T6">Schneidet die aktuell markierte Zeichenkette aus. D.h., dass sie aus dem Code gelöscht wird, aber für das Einfügeoperationen an gewünschten Stellen in einen Zwischenspeicher geladen wird.</text:span></text:p>
            </text:list-item>
            <text:list-item>
              <text:p text:style-name="P30">Copy<text:line-break/><text:span text:style-name="T6">Lädt die aktuell markierte Zeichenkette für Einfügeoperationen an gewüschten Stellen in einen Zwischenspeicher.</text:span></text:p>
            </text:list-item>
            <text:list-item>
              <text:p text:style-name="P30">Paste<text:line-break/><text:span text:style-name="T6">Fügt die sich momentan im Zwischenspeicher befindliche Zeichenkette an der aktuellen Cursorposition in den Code ein.</text:span></text:p>
            </text:list-item>
            <text:list-item>
              <text:p text:style-name="P30">Select All<text:line-break/><text:span text:style-name="T6">Markiert den gesamten Code für etwaige Editieroperationen.</text:span></text:p>
            </text:list-item>
            <text:list-item>
              <text:p text:style-name="P30">Deselect<text:line-break/><text:span text:style-name="T6">Falls eine Zeichenkette markiert ist, wird diese „Deselektiert“.</text:span></text:p>
            </text:list-item>
            <text:list-item>
              <text:p text:style-name="P30">Overwrite Mode<text:line-break/><text:span text:style-name="T6">Wechselt vom standardmäßigen Einfügemodus in den Überschreibmodus. D.h., falls ein Zeichen eingegeben wird, wird das rechts vom Cursor befindliche Zeichen gelöscht und das eingegebene eingefügt.</text:span></text:p>
            </text:list-item>
            <text:list-item>
              <text:p text:style-name="P30">Find<text:line-break/><text:span text:style-name="T6">Öffnet einen Dialog, in dem eine Zeichenkette eingegeben werden kann und optional eine diese ersätzende Zeichenkette. Falls nun nur suchen ausgewählt ist, wird im aktuellen Code nach der eingegebenen Zeichenkette gesucht und bei Erfolg diese markiert. Bei optionalem Ersätzen wird diese Zeichenkette sofort durch die eingegebene ersätzt.</text:span></text:p>
            </text:list-item>
            <text:list-item>
              <text:p text:style-name="P30">Find Next<text:line-break/><text:span text:style-name="T6">Sucht weiter nach der eingegebenen Zeichenkette im Bereich unterhalb des Cursors.</text:span></text:p>
            </text:list-item>
            <text:list-item>
              <text:p text:style-name="P30">Find Previous<text:line-break/><text:span text:style-name="T6">Sucht weiter nach der eingegebenen Zeichenkette im Bereich oberhalb des Cursors.</text:span></text:p>
            </text:list-item>
            <text:list-item>
              <text:p text:style-name="P30">Settings<text:line-break/><text:span text:style-name="T6">Öffnet einen Dialog, in dem der Benutzer diverse Einstellungen treffen kann. [Bitte Ergänzen!!!!!!!!!!!!!!!!!!!!!!!]</text:span></text:p>
            </text:list-item>
          </text:list>
        </text:list-item>
        <text:list-item>
          <text:p text:style-name="P30">Compile</text:p>
          <text:list>
            <text:list-item>
              <text:p text:style-name="P30">Compile</text:p>
            </text:list-item>
            <text:list-item>
              <text:p text:style-name="P30">Optimization</text:p>
              <text:list>
                <text:list-item>
                  <text:p text:style-name="P30">Level 1</text:p>
                </text:list-item>
                <text:list-item>
                  <text:p text:style-name="P30">Level 2</text:p>
                </text:list-item>
                <text:list-item>
                  <text:p text:style-name="P30">Level 3</text:p>
                </text:list-item>
              </text:list>
            </text:list-item>
            <text:list-item>
              <text:p text:style-name="P30">Interprete Only</text:p>
            </text:list-item>
          </text:list>
        </text:list-item>
        <text:list-item>
          <text:p text:style-name="P30">Debug</text:p>
          <text:list>
            <text:list-item>
              <text:p text:style-name="P30">Start</text:p>
            </text:list-item>
            <text:list-item>
              <text:p text:style-name="P30">Stop</text:p>
            </text:list-item>
            <text:list-item>
              <text:p text:style-name="P30">Next Step</text:p>
            </text:list-item>
            <text:list-item>
              <text:p text:style-name="P30">Previous Step</text:p>
            </text:list-item>
          </text:list>
        </text:list-item>
        <text:list-item>
          <text:p text:style-name="P30">Window</text:p>
          <text:list>
            <text:list-item>
              <text:p text:style-name="P30">New Window</text:p>
            </text:list-item>
            <text:list-item>
              <text:p text:style-name="P30">Close Window</text:p>
            </text:list-item>
          </text:list>
        </text:list-item>
        <text:list-item>
          <text:p text:style-name="P30">Help</text:p>
          <text:list>
            <text:list-item>
              <text:p text:style-name="P30">Brainfuck Studio Handbook<text:line-break/><text:span text:style-name="T6">Öffnet ein Fenster mit Diversen Hilfestellungen rund um das Brainfuck Studio und die Programmiersprache Brainfuck selbst.<text:line-break/>Integriert sind hier eine Übersicht nach Themen mit Lesezeichen sowie eine Suchfunktion.</text:span></text:p>
            </text:list-item>
            <text:list-item>
              <text:p text:style-name="P30">About Brainfuck Studio<text:line-break/><text:span text:style-name="T6">Öffnet ein Fenster mit einer kurzen Beschreibung des Brainfuck Studios und Informationen zur Version, den Entwicklern, Kontakten für Bugreports und Details zur Lizenzierung.</text:span></text:p>
            </text:list-item>
            <text:list-item>
              <text:p text:style-name="P30">About Qt<text:line-break/><text:span text:style-name="T6">Da das Brainfuck Studio auf das Qt Toolkit aufbaut, sind hier einige Informationen über die verwendete Version, den Entwicklern und der Lizenzierung.</text:span></text:p>
            </text:list-item>
          </text:list>
        </text:list-item>
      </text:list>
      <text:h text:style-name="Heading_20_1" text:outline-level="1">Compiler – Posch, Christa</text:h>
      <text:p text:style-name="P28">[Ausführliche Beschreibungen sind je nach Notwendigkeit zu schreiben!]</text:p>
      <text:h text:style-name="Heading_20_2" text:outline-level="2">Vorgangsweise – Christa</text:h>
      <text:p text:style-name="P28">[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Optimierung – Posch</text:h>
      <text:p text:style-name="P28">[Wie reagiert der Compiler auf Fehler? Dieser Punkt kann vermutlich im Punkt 8.1 geklärt werden und ist somit überflüssig.]</text:p>
      <text:h text:style-name="Heading_20_2" text:outline-level="2">Cross-Compiling – Posch</text:h>
      <text:h text:style-name="Heading_20_1" text:outline-level="1">Debugger – Posch, Christa</text:h>
      <text:p text:style-name="P31">[Kurze Beschreibung wie der Debugger vorerst funktioniert (Tabelle, bestehend aus Zellenindex- und wert, woher kommen diese Informationen usw...)]</text:p>
      <text:h text:style-name="Heading_20_2" text:outline-level="2">Vorgangsweise – Christa, Posch</text:h>
      <text:p text:style-name="P28">[Flussdiagramm (oder UML-Diagramm), welches den Datenfluss beim Debugging beschreibt. Daraus soll vor allem hervorgehen, woher der Debugger die Daten bezieht was er damit macht]</text:p>
      <text:h text:style-name="Heading_20_1" text:outline-level="1">Schnittstellen – Posch</text:h>
      <text:p text:style-name="P28">[Beschreibung der Schnittstellen zwischen Programmkomponenten]</text:p>
      <text:h text:style-name="Heading_20_2" text:outline-level="2">Kommandozeile</text:h>
      <text:p text:style-name="P28">[Kommandozeilenoptionen (zT von Qt)]</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6">
        <text:list-item>
          <text:p text:style-name="P32">Geschwungene Klammern müssen immer in eine neue Zeile geschrieben werden.</text:p>
        </text:list-item>
        <text:list-item>
          <text:p text:style-name="P32">Pro Zeile darf nur ein Statement vorkommen.</text:p>
        </text:list-item>
      </text:list>
      <text:h text:style-name="P11" text:outline-level="2">Einrückungen</text:h>
      <text:list text:style-name="L7">
        <text:list-item>
          <text:p text:style-name="P33">Geschwungene Klammern werden nicht eingerückt.</text:p>
        </text:list-item>
        <text:list-item>
          <text:p text:style-name="P33">Der Rumpf einer Klasse, einer Methode, ... werden eingerückt.</text:p>
        </text:list-item>
        <text:list-item>
          <text:p text:style-name="P33">Einrückungen müssen immer mit Tabulatoren gemacht werden.</text:p>
        </text:list-item>
      </text:list>
      <text:h text:style-name="P11" text:outline-level="2">Dateien</text:h>
      <text:list text:style-name="L8">
        <text:list-item>
          <text:p text:style-name="P34">Dateien haben immer die Endung cpp oder h.</text:p>
        </text:list-item>
        <text:list-item>
          <text:p text:style-name="P34">Dateien werden generell nach dem Klassennamen benannt.<text:line-break/><text:span text:style-name="T5">MyClass.cpp</text:span><text:span text:style-name="T6">,</text:span><text:span text:style-name="T5"> MyClass.h</text:span></text:p>
        </text:list-item>
        <text:list-item>
          <text:p text:style-name="P34">Der Aufbau der Dateien sieht folgendermaßen aus:</text:p>
        </text:list-item>
      </text:list>
      <text:p text:style-name="P35">/*<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9">
        <text:list-item>
          <text:p text:style-name="P36">Alle Bezeichner sind Englisch.</text:p>
        </text:list-item>
        <text:list-item>
          <text:p text:style-name="P36">Klassennamen beginnen immer mit einem Großbuchstaben.</text:p>
        </text:list-item>
        <text:list-item>
          <text:p text:style-name="P36">Methoden beginnen immer mit einem beschreibenden, klein geschriebenen Verb</text:p>
        </text:list-item>
        <text:list-item>
          <text:p text:style-name="P36">Variablen müssen in mixed-case verfasst sein und mit einem Kleinbuchstaben beginnen.</text:p>
        </text:list-item>
        <text:list-item>
          <text:p text:style-name="P36">Globale Variablen haben das Präfix <text:span text:style-name="T5">g_</text:span></text:p>
        </text:list-item>
        <text:list-item>
          <text:p text:style-name="P36">Makros bzw. Konstentant werden durchgehend mit Großbuchstaben beschrieben.</text:p>
        </text:list-item>
        <text:list-item>
          <text:p text:style-name="P36">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37">/*!<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7"><text:tab/>&lt;Deklaration geschützter Daten und Methoden&gt;<text:line-break/>};</text:p>
      <text:h text:style-name="P16" text:outline-level="3">Methoden</text:h>
      <text:p text:style-name="P37">/*!<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38" text:outline-level="4">if-Statement</text:h>
      <text:p text:style-name="P37">if (&lt;Ausdruck&gt;)<text:line-break/>{<text:line-break/><text:tab/>&lt;Code&gt;<text:line-break/>}<text:line-break/>[else if (&lt;Ausdruck&gt;)<text:line-break/>{<text:line-break/><text:tab/>&lt;Code&gt;<text:line-break/>}]<text:line-break/>[else<text:line-break/>{<text:line-break/><text:tab/>&lt;Code&gt;<text:line-break/>}]</text:p>
      <text:h text:style-name="P38" text:outline-level="4">Schleifen</text:h>
      <text:p text:style-name="P37">While (&lt;Ausdruck&gt;)<text:line-break/>{<text:line-break/><text:tab/>&lt;Code&gt;<text:line-break/>}</text:p>
      <text:p text:style-name="P37">do<text:line-break/>{<text:line-break/><text:tab/>&lt;Code&gt;<text:line-break/>}<text:line-break/>while (&lt;Ausdruck&gt;);</text:p>
      <text:h text:style-name="P38" text:outline-level="4">switch-case-Statement</text:h>
      <text:p text:style-name="P37">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20"><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Fein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5" text:fixed="true">23.12.05</text:date><text:tab/><text:tab/>Seite <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3-07T21:40:48</dc:date>
    <dc:language>de-DE</dc:language>
    <meta:editing-cycles>71</meta:editing-cycles>
    <meta:editing-duration>P1DT6H24M23S</meta:editing-duration>
    <meta:user-defined meta:name="Info 1"/>
    <meta:user-defined meta:name="Info 2"/>
    <meta:user-defined meta:name="Info 3"/>
    <meta:user-defined meta:name="Info 4"/>
    <meta:document-statistic meta:table-count="4" meta:image-count="1" meta:object-count="0" meta:page-count="21" meta:paragraph-count="349" meta:word-count="3593" meta:character-count="26417"/>
  </office:meta>
</office:document-meta>
</file>